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="solid" draw:fill-color="#dde8cb" draw:opacity="100%" draw:textarea-horizontal-align="justify" draw:textarea-vertical-align="middle" draw:auto-grow-height="false" fo:min-height="1.523cm" fo:min-width="1.286cm" draw:shadow="hidden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de8cb" draw:opacity="100%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212cm" svg:height="0.836cm" draw:transform="rotate (1.5707963267949) translate (12.336cm 18.926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11.5cm 18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10.609cm 17.026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10.4cm 14.40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3" draw:layer="layout" svg:x1="11.35cm" svg:y1="15.8cm" svg:x2="11.35cm" svg:y2="15.3cm">
              <text:p/>
            </draw:line>
            <draw:line draw:style-name="gr5" draw:text-style-name="P3" draw:layer="layout" svg:x1="11.1cm" svg:y1="15.55cm" svg:x2="11.6cm" svg:y2="15.55cm">
              <text:p/>
            </draw:line>
            <draw:line draw:style-name="gr5" draw:text-style-name="P3" draw:layer="layout" svg:x1="11.173cm" svg:y1="15.727cm" svg:x2="11.527cm" svg:y2="15.373cm">
              <text:p/>
            </draw:line>
            <draw:line draw:style-name="gr5" draw:text-style-name="P3" draw:layer="layout" svg:x1="11.527cm" svg:y1="15.727cm" svg:x2="11.173cm" svg:y2="15.373cm">
              <text:p/>
            </draw:line>
          </draw:g>
          <draw:line draw:style-name="gr6" draw:text-style-name="P4" draw:layer="layout" svg:x1="10.2cm" svg:y1="18.8cm" svg:x2="11.3cm" svg:y2="15.6cm">
            <text:p/>
          </draw:line>
          <draw:g>
            <draw:custom-shape draw:style-name="gr1" draw:text-style-name="P1" draw:layer="layout" svg:width="1.212cm" svg:height="0.836cm" draw:transform="rotate (1.5707963267949) translate (19.236cm 18.926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18.4cm 18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17.609cm 17.026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17.4cm 14.40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3" draw:layer="layout" svg:x1="19.5cm" svg:y1="15.226cm" svg:x2="19.5cm" svg:y2="14.726cm">
              <text:p/>
            </draw:line>
            <draw:line draw:style-name="gr5" draw:text-style-name="P3" draw:layer="layout" svg:x1="19.25cm" svg:y1="14.976cm" svg:x2="19.75cm" svg:y2="14.976cm">
              <text:p/>
            </draw:line>
            <draw:line draw:style-name="gr5" draw:text-style-name="P3" draw:layer="layout" svg:x1="19.323cm" svg:y1="15.153cm" svg:x2="19.677cm" svg:y2="14.799cm">
              <text:p/>
            </draw:line>
            <draw:line draw:style-name="gr5" draw:text-style-name="P3" draw:layer="layout" svg:x1="19.677cm" svg:y1="15.153cm" svg:x2="19.323cm" svg:y2="14.799cm">
              <text:p/>
            </draw:line>
          </draw:g>
          <draw:line draw:style-name="gr6" draw:text-style-name="P4" draw:layer="layout" svg:x1="16cm" svg:y1="19cm" svg:x2="19.5cm" svg:y2="15cm">
            <text:p/>
          </draw:line>
        </draw:g>
        <draw:g>
          <draw:g>
            <draw:custom-shape draw:style-name="gr1" draw:text-style-name="P1" draw:layer="layout" svg:width="1.212cm" svg:height="0.836cm" draw:transform="rotate (1.5707963267949) translate (-1.564cm 9.2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-2.4cm 8.3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12cm" svg:height="0.836cm" draw:transform="rotate (1.5707963267949) translate (3.036cm 9.2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2.2cm 8.3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-3.291cm 7.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-3.5cm 4.675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2.827cm" svg:height="4.178cm" draw:transform="rotate (1.5707963267949) translate (1.409cm 7.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1.2cm 4.675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6" draw:text-style-name="P4" draw:layer="layout" svg:x1="1cm" svg:y1="9.2cm" svg:x2="0cm" svg:y2="5.6cm">
            <text:p/>
          </draw:line>
          <draw:line draw:style-name="gr6" draw:text-style-name="P4" draw:layer="layout" svg:x1="0cm" svg:y1="5.5cm" svg:x2="3.1cm" svg:y2="5.3cm">
            <text:p/>
          </draw:line>
          <draw:g>
            <draw:line draw:style-name="gr5" draw:text-style-name="P3" draw:layer="layout" svg:x1="3.3cm" svg:y1="5.5cm" svg:x2="3.3cm" svg:y2="5cm">
              <text:p/>
            </draw:line>
            <draw:line draw:style-name="gr5" draw:text-style-name="P3" draw:layer="layout" svg:x1="3.05cm" svg:y1="5.25cm" svg:x2="3.55cm" svg:y2="5.25cm">
              <text:p/>
            </draw:line>
            <draw:line draw:style-name="gr5" draw:text-style-name="P3" draw:layer="layout" svg:x1="3.123cm" svg:y1="5.427cm" svg:x2="3.477cm" svg:y2="5.073cm">
              <text:p/>
            </draw:line>
            <draw:line draw:style-name="gr5" draw:text-style-name="P3" draw:layer="layout" svg:x1="3.477cm" svg:y1="5.427cm" svg:x2="3.123cm" svg:y2="5.073cm">
              <text:p/>
            </draw:line>
          </draw:g>
          <draw:g>
            <draw:line draw:style-name="gr5" draw:text-style-name="P3" draw:layer="layout" svg:x1="-0.05cm" svg:y1="5.8cm" svg:x2="-0.05cm" svg:y2="5.3cm">
              <text:p/>
            </draw:line>
            <draw:line draw:style-name="gr5" draw:text-style-name="P3" draw:layer="layout" svg:x1="-0.3cm" svg:y1="5.55cm" svg:x2="0.2cm" svg:y2="5.55cm">
              <text:p/>
            </draw:line>
            <draw:line draw:style-name="gr5" draw:text-style-name="P3" draw:layer="layout" svg:x1="-0.227cm" svg:y1="5.727cm" svg:x2="0.127cm" svg:y2="5.373cm">
              <text:p/>
            </draw:line>
            <draw:line draw:style-name="gr5" draw:text-style-name="P3" draw:layer="layout" svg:x1="0.127cm" svg:y1="5.727cm" svg:x2="-0.227cm" svg:y2="5.373cm">
              <text:p/>
            </draw:line>
          </draw:g>
        </draw:g>
        <draw:g>
          <draw:g>
            <draw:custom-shape draw:style-name="gr1" draw:text-style-name="P1" draw:layer="layout" svg:width="1.212cm" svg:height="0.836cm" draw:transform="rotate (1.5707963267949) translate (9.936cm 9.198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9.1cm 8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12cm" svg:height="0.836cm" draw:transform="rotate (1.5707963267949) translate (14.536cm 9.198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13.7cm 8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8.209cm 7.29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8cm 4.673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2.827cm" svg:height="4.178cm" draw:transform="rotate (1.5707963267949) translate (12.909cm 7.29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12.7cm 4.673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6" draw:text-style-name="P4" draw:layer="layout" svg:x1="11.9cm" svg:y1="5.172cm" svg:x2="14.6cm" svg:y2="5.298cm">
            <text:p/>
          </draw:line>
          <draw:g>
            <draw:line draw:style-name="gr5" draw:text-style-name="P3" draw:layer="layout" svg:x1="14.8cm" svg:y1="5.498cm" svg:x2="14.8cm" svg:y2="4.998cm">
              <text:p/>
            </draw:line>
            <draw:line draw:style-name="gr5" draw:text-style-name="P3" draw:layer="layout" svg:x1="14.55cm" svg:y1="5.248cm" svg:x2="15.05cm" svg:y2="5.248cm">
              <text:p/>
            </draw:line>
            <draw:line draw:style-name="gr5" draw:text-style-name="P3" draw:layer="layout" svg:x1="14.623cm" svg:y1="5.425cm" svg:x2="14.977cm" svg:y2="5.071cm">
              <text:p/>
            </draw:line>
            <draw:line draw:style-name="gr5" draw:text-style-name="P3" draw:layer="layout" svg:x1="14.977cm" svg:y1="5.425cm" svg:x2="14.623cm" svg:y2="5.071cm">
              <text:p/>
            </draw:line>
          </draw:g>
          <draw:g>
            <draw:line draw:style-name="gr5" draw:text-style-name="P3" draw:layer="layout" svg:x1="11.85cm" svg:y1="5.372cm" svg:x2="11.85cm" svg:y2="4.872cm">
              <text:p/>
            </draw:line>
            <draw:line draw:style-name="gr5" draw:text-style-name="P3" draw:layer="layout" svg:x1="11.6cm" svg:y1="5.122cm" svg:x2="12.1cm" svg:y2="5.122cm">
              <text:p/>
            </draw:line>
            <draw:line draw:style-name="gr5" draw:text-style-name="P3" draw:layer="layout" svg:x1="11.673cm" svg:y1="5.299cm" svg:x2="12.027cm" svg:y2="4.945cm">
              <text:p/>
            </draw:line>
            <draw:line draw:style-name="gr5" draw:text-style-name="P3" draw:layer="layout" svg:x1="12.027cm" svg:y1="5.299cm" svg:x2="11.673cm" svg:y2="4.945cm">
              <text:p/>
            </draw:line>
          </draw:g>
          <draw:path draw:style-name="gr7" draw:text-style-name="P5" draw:layer="layout" svg:width="2.507cm" svg:height="1.432cm" svg:x="9.092cm" svg:y="5.839cm" svg:viewBox="0 0 2508 1433" svg:d="M11 1433c-7-56-11-113-11-170 0-222 58-440 168-632s268-351 459-462 407-169 627-169 436 58 627 169 349 270 459 462 168 410 168 632c0 57-4 114-11 170z">
            <text:p/>
          </draw:path>
          <draw:line draw:style-name="gr6" draw:text-style-name="P4" draw:layer="layout" svg:x1="11.1cm" svg:y1="6.072cm" svg:x2="11.8cm" svg:y2="5.17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5T13:23:46.716004140</meta:creation-date>
    <dc:date>2020-06-18T09:08:38.740754652</dc:date>
    <meta:editing-duration>PT32M38S</meta:editing-duration>
    <meta:editing-cycles>4</meta:editing-cycles>
    <meta:generator>LibreOffice/6.4.4.2$Linux_X86_64 LibreOffice_project/40$Build-2</meta:generator>
    <meta:document-statistic meta:object-count="76"/>
  </office:meta>
</office:document-meta>
</file>